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宋体" fo:font-size="10pt" style:letter-kerning="false" style:font-name-asian="宋体1" style:font-size-asian="10pt" style:font-name-complex="宋体1" style:font-size-complex="10pt"/>
    </style:style>
    <style:style style:name="P2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3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 fo:padding-left="0in" fo:padding-right="0in" fo:padding-top="0in" fo:padding-bottom="0.0138in" fo:border-left="none" fo:border-right="none" fo:border-top="none" fo:border-bottom="1.5pt solid #000000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宋体" fo:font-size="10pt" style:letter-kerning="false" style:font-name-asian="宋体1" style:font-size-asian="10pt" style:font-name-complex="宋体1" style:font-size-complex="10pt"/>
    </style:style>
    <style:style style:name="P4" style:family="paragraph" style:parent-style-name="HTML_20_Preformatted">
      <loext:graphic-properties draw:fill="solid" draw:fill-color="#ffffff"/>
      <style:paragraph-properties fo:background-color="#ffffff"/>
    </style:style>
    <style:style style:name="P5" style:family="paragraph" style:parent-style-name="HTML_20_Preformatted">
      <loext:graphic-properties draw:fill="solid" draw:fill-color="#ffffff"/>
      <style:paragraph-properties fo:background-color="#ffffff">
        <style:tab-stops>
          <style:tab-stop style:position="0.22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6" style:family="paragraph" style:parent-style-name="HTML_20_Preformatted" style:master-page-name="Standard">
      <loext:graphic-properties draw:fill="solid" draw:fill-color="#ffffff"/>
      <style:paragraph-properties style:page-number="auto" fo:background-color="#ffffff"/>
    </style:style>
    <style:style style:name="T1" style:family="text">
      <style:text-properties fo:color="#000080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000080" fo:font-size="10pt" fo:font-weight="bold" fo:background-color="#efefef" loext:char-shading-value="0" style:font-size-asian="10pt" style:font-weight-asian="bold" style:font-size-complex="10pt" style:font-weight-complex="bold"/>
    </style:style>
    <style:style style:name="T3" style:family="text">
      <style:text-properties fo:color="#000080" style:font-name="宋体" fo:font-size="10pt" fo:font-weight="bold" style:letter-kerning="false" style:font-name-asian="宋体1" style:font-size-asian="10pt" style:font-weight-asian="bold" style:font-name-complex="宋体1" style:font-size-complex="10pt" style:font-weight-complex="bold"/>
    </style:style>
    <style:style style:name="T4" style:family="text">
      <style:text-properties fo:color="#000080" style:font-name="宋体" fo:font-size="10pt" style:text-underline-style="solid" style:text-underline-width="auto" style:text-underline-color="font-color" fo:font-weight="bold" style:letter-kerning="false" style:font-name-asian="宋体1" style:font-size-asian="10pt" style:font-weight-asian="bold" style:font-name-complex="宋体1" style:font-size-complex="10pt" style:font-weight-complex="bold"/>
    </style:style>
    <style:style style:name="T5" style:family="text">
      <style:text-properties fo:color="#000000" fo:font-size="10pt" style:font-size-asian="10pt" style:font-size-complex="10pt"/>
    </style:style>
    <style:style style:name="T6" style:family="text">
      <style:text-properties fo:color="#000000" fo:font-size="10pt" fo:background-color="#efefef" loext:char-shading-value="0" style:font-size-asian="10pt" style:font-size-complex="10pt"/>
    </style:style>
    <style:style style:name="T7" style:family="text">
      <style:text-properties fo:color="#000000" style:font-name="宋体" fo:font-size="10pt" style:letter-kerning="false" style:font-name-asian="宋体1" style:font-size-asian="10pt" style:font-name-complex="宋体1" style:font-size-complex="10pt"/>
    </style:style>
    <style:style style:name="T8" style:family="text">
      <style:text-properties fo:color="#000000" style:font-name="宋体" fo:font-size="10pt" fo:font-style="italic" style:letter-kerning="false" style:font-name-asian="宋体1" style:font-size-asian="10pt" style:font-style-asian="italic" style:font-name-complex="宋体1" style:font-size-complex="10pt" style:font-style-complex="italic"/>
    </style:style>
    <style:style style:name="T9" style:family="text">
      <style:text-properties fo:color="#0000ff" fo:font-size="10pt" style:font-size-asian="10pt" style:font-size-complex="10pt"/>
    </style:style>
    <style:style style:name="T10" style:family="text">
      <style:text-properties fo:color="#0000ff" fo:font-size="10pt" fo:font-weight="bold" fo:background-color="#efefef" loext:char-shading-value="0" style:font-size-asian="10pt" style:font-weight-asian="bold" style:font-size-complex="10pt" style:font-weight-complex="bold"/>
    </style:style>
    <style:style style:name="T11" style:family="text">
      <style:text-properties fo:color="#0000ff" style:font-name="宋体" fo:font-size="10pt" style:letter-kerning="false" style:font-name-asian="宋体1" style:font-size-asian="10pt" style:font-name-complex="宋体1" style:font-size-complex="10pt"/>
    </style:style>
    <style:style style:name="T12" style:family="text">
      <style:text-properties fo:color="#008000" fo:font-size="10pt" fo:font-weight="bold" fo:background-color="#efefef" loext:char-shading-value="0" style:font-size-asian="10pt" style:font-weight-asian="bold" style:font-size-complex="10pt" style:font-weight-complex="bold"/>
    </style:style>
    <style:style style:name="T13" style:family="text">
      <style:text-properties fo:color="#008000" style:font-name="宋体" fo:font-size="10pt" fo:font-weight="bold" style:letter-kerning="false" style:font-name-asian="宋体1" style:font-size-asian="10pt" style:font-weight-asian="bold" style:font-name-complex="宋体1" style:font-size-complex="10pt" style:font-weight-complex="bold"/>
    </style:style>
    <style:style style:name="T14" style:family="text">
      <style:text-properties style:font-name="宋体" fo:font-size="10pt" style:text-underline-style="solid" style:text-underline-width="auto" style:text-underline-color="font-color" style:letter-kerning="false" style:font-name-asian="宋体1" style:font-size-asian="10pt" style:font-name-complex="宋体1" style:font-size-complex="10pt" style:font-weight-complex="bold"/>
    </style:style>
    <style:style style:name="T15" style:family="text">
      <style:text-properties style:font-name="宋体" fo:font-size="10pt" style:text-underline-style="solid" style:text-underline-width="auto" style:text-underline-color="font-color" fo:font-weight="bold" style:letter-kerning="false" style:font-name-asian="宋体1" style:font-size-asian="10pt" style:font-weight-asian="bold" style:font-name-complex="宋体1" style:font-size-complex="10pt"/>
    </style:style>
    <style:style style:name="T16" style:family="text">
      <style:text-properties style:font-name="宋体" fo:font-size="10pt" style:text-underline-style="solid" style:text-underline-width="auto" style:text-underline-color="font-color" fo:font-weight="bold" style:letter-kerning="false" style:font-name-asian="宋体1" style:font-size-asian="10pt" style:font-weight-asian="bold" style:font-name-complex="宋体1" style:font-size-complex="10pt" style:font-weight-complex="bold"/>
    </style:style>
    <style:style style:name="T17" style:family="text">
      <style:text-properties fo:color="#660e7a" style:font-name="宋体" fo:font-size="10pt" fo:font-weight="bold" style:letter-kerning="false" style:font-name-asian="宋体1" style:font-size-asian="10pt" style:font-weight-asian="bold" style:font-name-complex="宋体1" style:font-size-complex="1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-start text:name="__DdeLink__291_1046022194"/><text:bookmark-start text:name="__DdeLink__511_1046022194"/><text:span text:style-name="T1">CREATE TABLE </text:span><text:span text:style-name="T5">CHINAVOLSAVE<text:line-break/>(<text:line-break/> <text:s text:c="3"/>ID </text:span><text:span text:style-name="T1">INT PRIMARY KEY NOT NULL GENERATED ALWAYS AS IDENTITY</text:span><text:span text:style-name="T5">,<text:line-break/> <text:s text:c="3"/>VOLDATE </text:span><text:span text:style-name="T1">DATE</text:span><text:span text:style-name="T5">,<text:line-break/> <text:s text:c="3"/>CALLPUT </text:span><text:span text:style-name="T1">VARCHAR</text:span><text:span text:style-name="T5">(</text:span><text:span text:style-name="T9">20</text:span><text:span text:style-name="T5">),<text:line-break/> <text:s text:c="3"/>STRIKE </text:span><text:span text:style-name="T1">DOUBLE</text:span><text:span text:style-name="T5">,<text:line-break/> <text:s text:c="3"/>EXPIRYDATE </text:span><text:span text:style-name="T1">DATE</text:span><text:span text:style-name="T5">,<text:line-break/> <text:s text:c="3"/>VOL </text:span><text:span text:style-name="T1">DOUBLE</text:span><text:span text:style-name="T5">,<text:line-break/> <text:s text:c="3"/>MONEYNESS </text:span><text:span text:style-name="T1">INT</text:span><text:span text:style-name="T5">,<text:line-break/> <text:s text:c="3"/>OPTIONTICKER </text:span><text:span text:style-name="T1">VARCHAR</text:span><text:span text:style-name="T5">(</text:span><text:span text:style-name="T9">20</text:span><text:span text:style-name="T5">)<text:line-break/>);</text:span><text:bookmark-end text:name="__DdeLink__291_1046022194"/></text:p>
      <text:p text:style-name="P1"><text:bookmark-end text:name="__DdeLink__511_1046022194"/></text:p>
      <text:p text:style-name="P3"/>
      <text:p text:style-name="P1"/>
      <text:p text:style-name="P4"><text:span text:style-name="T1">CREATE TABLE </text:span><text:span text:style-name="T5">CHINAVOLSAVE<text:line-break/>(<text:line-break/> <text:s text:c="3"/>ID </text:span><text:span text:style-name="T1">INT PRIMARY KEY NOT NULL GENERATED ALWAYS AS IDENTITY </text:span><text:span text:style-name="T5">(</text:span><text:span text:style-name="T1">START WITH </text:span><text:span text:style-name="T9">1</text:span><text:span text:style-name="T5">, </text:span><text:span text:style-name="T1">INCREMENT BY </text:span><text:span text:style-name="T9">1</text:span><text:span text:style-name="T5">),<text:line-break/> <text:s text:c="3"/>VOLDATE </text:span><text:span text:style-name="T1">DATE</text:span><text:span text:style-name="T5">,<text:line-break/> <text:s text:c="3"/>CALLPUT </text:span><text:span text:style-name="T1">VARCHAR</text:span><text:span text:style-name="T5">(</text:span><text:span text:style-name="T9">20</text:span><text:span text:style-name="T5">),<text:line-break/> <text:s text:c="3"/>STRIKE </text:span><text:span text:style-name="T1">DOUBLE</text:span><text:span text:style-name="T5">,<text:line-break/> <text:s text:c="3"/>EXPIRYDATE </text:span><text:span text:style-name="T1">DATE</text:span><text:span text:style-name="T5">,<text:line-break/> <text:s text:c="3"/>VOL </text:span><text:span text:style-name="T1">DOUBLE</text:span><text:span text:style-name="T5">,<text:line-break/> <text:s text:c="3"/>MONEYNESS </text:span><text:span text:style-name="T1">INT</text:span><text:span text:style-name="T5">,<text:line-break/> <text:s text:c="3"/>OPTIONTICKER </text:span><text:span text:style-name="T1">VARCHAR</text:span><text:span text:style-name="T5">(</text:span><text:span text:style-name="T9">20</text:span><text:span text:style-name="T5">)<text:line-break/>);</text:span></text:p>
      <text:p text:style-name="P1"/>
      <text:p text:style-name="P1"/>
      <text:p text:style-name="P4"><text:span text:style-name="T6">&lt;</text:span><text:span text:style-name="T2">class </text:span><text:span text:style-name="T10">name</text:span><text:span text:style-name="T12">="saving.ChinaVolSave" </text:span><text:span text:style-name="T10">table</text:span><text:span text:style-name="T12">="CHINAVOLSAVE"</text:span><text:span text:style-name="T6">&gt;</text:span><text:span text:style-name="T5"><text:line-break/> <text:s text:c="3"/></text:span><text:span text:style-name="T6">&lt;</text:span><text:span text:style-name="T2">id </text:span><text:span text:style-name="T10">column</text:span><text:span text:style-name="T12">="ID" </text:span><text:span text:style-name="T10">name</text:span><text:span text:style-name="T12">="id" </text:span><text:span text:style-name="T10">type</text:span><text:span text:style-name="T12">="integer"</text:span><text:span text:style-name="T6">/&gt;</text:span></text:p>
      <text:p text:style-name="P4"><text:span text:style-name="T6"><text:tab/>&lt;gene</text:span></text:p>
      <text:p text:style-name="P5"><text:span text:style-name="T6"><text:tab/>&lt;/id&gt;</text:span><text:span text:style-name="T5"><text:line-break/> <text:s text:c="3"/></text:span><text:span text:style-name="T6">&lt;</text:span><text:span text:style-name="T2">property </text:span><text:span text:style-name="T10">column</text:span><text:span text:style-name="T12">="VOLDATE" </text:span><text:span text:style-name="T10">name</text:span><text:span text:style-name="T12">="volDate" </text:span><text:span text:style-name="T10">type</text:span><text:span text:style-name="T12">="java.time.LocalDate"</text:span><text:span text:style-name="T6">/&gt;</text:span><text:span text:style-name="T5"><text:line-break/> <text:s text:c="3"/></text:span><text:span text:style-name="T6">&lt;</text:span><text:span text:style-name="T2">property </text:span><text:span text:style-name="T10">column</text:span><text:span text:style-name="T12">="CALLPUT" </text:span><text:span text:style-name="T10">name</text:span><text:span text:style-name="T12">="callPut" </text:span><text:span text:style-name="T10">type</text:span><text:span text:style-name="T12">="string"</text:span><text:span text:style-name="T6">/&gt;</text:span><text:span text:style-name="T5"><text:line-break/> <text:s text:c="3"/></text:span><text:span text:style-name="T6">&lt;</text:span><text:span text:style-name="T2">property </text:span><text:span text:style-name="T10">column</text:span><text:span text:style-name="T12">="STRIKE" </text:span><text:span text:style-name="T10">name</text:span><text:span text:style-name="T12">="strike" </text:span><text:span text:style-name="T10">type</text:span><text:span text:style-name="T12">="double"</text:span><text:span text:style-name="T6">/&gt;</text:span><text:span text:style-name="T5"><text:line-break/> <text:s text:c="3"/></text:span><text:span text:style-name="T6">&lt;</text:span><text:span text:style-name="T2">property </text:span><text:span text:style-name="T10">column</text:span><text:span text:style-name="T12">="EXPIRYDATE" </text:span><text:span text:style-name="T10">name</text:span><text:span text:style-name="T12">="expiryDate" </text:span><text:span text:style-name="T10">type</text:span><text:span text:style-name="T12">="java.time.LocalDate"</text:span><text:span text:style-name="T6">/&gt;</text:span><text:span text:style-name="T5"><text:line-break/> <text:s text:c="3"/></text:span><text:span text:style-name="T6">&lt;</text:span><text:span text:style-name="T2">property </text:span><text:span text:style-name="T10">column</text:span><text:span text:style-name="T12">="VOL" </text:span><text:span text:style-name="T10">name</text:span><text:span text:style-name="T12">="vol" </text:span><text:span text:style-name="T10">type</text:span><text:span text:style-name="T12">="double"</text:span><text:span text:style-name="T6">/&gt;</text:span><text:span text:style-name="T5"><text:line-break/> <text:s text:c="3"/></text:span><text:span text:style-name="T6">&lt;</text:span><text:span text:style-name="T2">property </text:span><text:span text:style-name="T10">column</text:span><text:span text:style-name="T12">="MONEYNESS" </text:span><text:span text:style-name="T10">name</text:span><text:span text:style-name="T12">="moneyness" </text:span><text:span text:style-name="T10">type</text:span><text:span text:style-name="T12">="integer"</text:span><text:span text:style-name="T6">/&gt;</text:span><text:span text:style-name="T5"><text:line-break/> <text:s text:c="3"/></text:span><text:span text:style-name="T6">&lt;</text:span><text:span text:style-name="T2">property </text:span><text:span text:style-name="T10">column</text:span><text:span text:style-name="T12">="OPTIONTICKER" </text:span><text:span text:style-name="T10">name</text:span><text:span text:style-name="T12">="optionTicker" </text:span><text:span text:style-name="T10">type</text:span><text:span text:style-name="T12">="string"</text:span><text:span text:style-name="T6">/&gt;</text:span><text:span text:style-name="T5"><text:line-break/></text:span><text:span text:style-name="T6">&lt;/</text:span><text:span text:style-name="T2">class</text:span><text:span text:style-name="T6">&gt;</text:span></text:p>
      <text:p text:style-name="P1"/>
      <text:p text:style-name="P2"><text:span text:style-name="T14">Reset ID:</text:span></text:p>
      <text:p text:style-name="P2"><text:soft-page-break/><text:span text:style-name="T3">ALTER TABLE </text:span><text:span text:style-name="T7">CHINAVOLSAVE </text:span><text:span text:style-name="T3">ALTER COLUMN </text:span><text:span text:style-name="T17">ID </text:span><text:span text:style-name="T3">RESTART WITH </text:span><text:span text:style-name="T11">1</text:span></text:p>
      <text:p text:style-name="P1"/>
      <text:p text:style-name="P2"><text:span text:style-name="T15">Delete All rows:</text:span></text:p>
      <text:p text:style-name="P2"><text:span text:style-name="T3">DELETE FROM </text:span><text:span text:style-name="T7">CHINAVOLSAVE </text:span><text:span text:style-name="T3">where </text:span><text:span text:style-name="T11">1</text:span><text:span text:style-name="T7">=</text:span><text:span text:style-name="T11">1</text:span></text:p>
      <text:p text:style-name="P1"/>
      <text:p text:style-name="P2"><text:span text:style-name="T16">Select all entries that match a string:</text:span></text:p>
      <text:p text:style-name="P2"><text:span text:style-name="T3">select </text:span><text:span text:style-name="T8">* </text:span><text:span text:style-name="T3">from </text:span><text:span text:style-name="T7">CHINAVOLSAVE </text:span><text:span text:style-name="T3">where </text:span><text:span text:style-name="T17">OPTIONTICKER </text:span><text:span text:style-name="T3">LIKE </text:span><text:span text:style-name="T13">'CON_OP_10001228'</text:span></text:p>
      <text:p text:style-name="P1"/>
      <text:p text:style-name="P1"/>
      <text:p text:style-name="P1"/>
      <text:p text:style-name="P1"/>
      <text:p text:style-name="P4"><text:span text:style-name="T1">CREATE TABLE </text:span><text:span text:style-name="T5">CHINAVOLINTRADAY<text:line-break/>(<text:line-break/> <text:s text:c="3"/>TICKER </text:span><text:span text:style-name="T1">VARCHAR(20) PRIMARY KEY NOT NULL</text:span><text:span text:style-name="T5">,<text:line-break/> <text:s text:c="3"/>VOLMAP </text:span><text:span text:style-name="T1">LOB</text:span><text:span text:style-name="T5">,<text:line-break/>);</text:span></text:p>
      <text:p text:style-name="P1"/>
      <text:p text:style-name="P2"><text:span text:style-name="T3">CREATE TABLE </text:span><text:span text:style-name="T7">CHINAVOLINTRADAY<text:line-break/>(<text:line-break/> <text:s text:c="3"/></text:span><text:span text:style-name="T17">TICKER </text:span><text:span text:style-name="T3">VARCHAR</text:span><text:span text:style-name="T7">(</text:span><text:span text:style-name="T11">20</text:span><text:span text:style-name="T7">) </text:span><text:span text:style-name="T3">PRIMARY KEY NOT NULL</text:span><text:span text:style-name="T7">,<text:line-break/> <text:s text:c="3"/></text:span><text:span text:style-name="T17">VOLMAP </text:span><text:span text:style-name="T3">BLOB<text:line-break/></text:span><text:span text:style-name="T7">);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en" fo:country="US" style:letter-kerning="true" style:font-name-asian="宋体1" style:font-size-asian="10.5pt" style:language-asian="zh" style:country-asian="CN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Calibri" fo:font-size="10.5pt" fo:language="en" fo:country="US" style:letter-kerning="true" style:font-name-asian="宋体1" style:font-size-asian="10.5pt" style:language-asian="zh" style:country-asian="CN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 fo:orphans="2" fo:widows="2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Default_20_Paragraph_20_Font" style:display-name="Default Paragraph Font" style:family="text"/>
    <style:style style:name="HTML_20_预设格式_20_Char" style:display-name="HTML 预设格式 Char" style:family="text" style:parent-style-name="Default_20_Paragraph_20_Font"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页眉_20_Char" style:display-name="页眉 Char" style:family="text" style:parent-style-name="Default_20_Paragraph_20_Font">
      <style:text-properties fo:font-size="9pt" style:font-size-asian="9pt" style:font-size-complex="9pt"/>
    </style:style>
    <style:style style:name="页脚_20_Char" style:display-name="页脚 Char" style:family="text" style:parent-style-name="Default_20_Paragraph_20_Font">
      <style:text-properties fo:font-size="9pt" style:font-size-asian="9pt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editing-cycles>14</meta:editing-cycles>
    <meta:creation-date>2018-03-09T04:28:00</meta:creation-date>
    <dc:date>2019-02-04T23:28:51.234984309</dc:date>
    <meta:editing-duration>PT7H5M27S</meta:editing-duration>
    <meta:generator>LibreOffice/6.0.7.3$Linux_X86_64 LibreOffice_project/00m0$Build-3</meta:generator>
    <meta:document-statistic meta:table-count="0" meta:image-count="0" meta:object-count="0" meta:page-count="2" meta:paragraph-count="13" meta:word-count="162" meta:character-count="1514" meta:non-whitespace-character-count="125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